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385" style:parent-style-name="Graphics">
      <style:graphic-properties draw:fill="none" draw:stroke="non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87" style:parent-style-name="Graphics">
      <style:graphic-properties draw:fill="none" draw:stroke="none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89" style:parent-style-name="Graphics">
      <style:graphic-properties draw:fill="none" draw:stroke="none"/>
    </style:style>
    <style:style style:family="graphic" style:name="a401" style:parent-style-name="Graphics">
      <style:graphic-properties draw:fill="none" draw:stroke="non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03" style:parent-style-name="Graphics">
      <style:graphic-properties draw:fill="none" draw:stroke="non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05" style:parent-style-name="Graphics">
      <style:graphic-properties draw:fill="none" draw:stroke="non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07" style:parent-style-name="Graphics">
      <style:graphic-properties draw:fill="none" draw:stroke="none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09" style:parent-style-name="Graphics">
      <style:graphic-properties draw:fill="none" draw:stroke="non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91" style:parent-style-name="Graphics">
      <style:graphic-properties draw:fill="none" draw:stroke="non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93" style:parent-style-name="Graphics">
      <style:graphic-properties draw:fill="none" draw:stroke="non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95" style:parent-style-name="Graphics">
      <style:graphic-properties draw:fill="none" draw:stroke="none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97" style:parent-style-name="Graphics">
      <style:graphic-properties draw:fill="none" draw:stroke="none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99" style:parent-style-name="Graphics">
      <style:graphic-properties draw:fill="none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83" style:parent-style-name="Graphics">
      <style:graphic-properties draw:fill="none" draw:stroke="none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3" draw:style-name="a380" draw:master-page-name="Master1-Layout7-blank-Vuota" presentation:presentation-page-layout-name="Master1-PPL7" draw:id="Slide-258">
        <draw:frame draw:id="id63" draw:style-name="a381" draw:name="Immagine 2" svg:x="0.7037in" svg:y="0.70889in" svg:width="11.92593in" svg:height="6.0822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382" draw:master-page-name="Master1-Layout7-blank-Vuota" presentation:presentation-page-layout-name="Master1-PPL7" draw:id="Slide-259">
        <draw:frame draw:id="id64" draw:style-name="a383" draw:name="Immagine 2" svg:x="0.7037in" svg:y="0.7387in" svg:width="11.92593in" svg:height="6.0225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" draw:style-name="a384" draw:master-page-name="Master1-Layout7-blank-Vuota" presentation:presentation-page-layout-name="Master1-PPL7" draw:id="Slide-260">
        <draw:frame draw:id="id65" draw:style-name="a385" draw:name="Immagine 2" svg:x="0.7037in" svg:y="0.70889in" svg:width="11.92593in" svg:height="6.0822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6" draw:style-name="a386" draw:master-page-name="Master1-Layout7-blank-Vuota" presentation:presentation-page-layout-name="Master1-PPL7" draw:id="Slide-261">
        <draw:frame draw:id="id66" draw:style-name="a387" draw:name="Immagine 2" svg:x="0.7037in" svg:y="0.7387in" svg:width="11.92593in" svg:height="6.02259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7" draw:style-name="a388" draw:master-page-name="Master1-Layout7-blank-Vuota" presentation:presentation-page-layout-name="Master1-PPL7" draw:id="Slide-262">
        <draw:frame draw:id="id67" draw:style-name="a389" draw:name="Immagine 2" svg:x="0.7037in" svg:y="0.7387in" svg:width="11.92593in" svg:height="6.02259in" style:rel-width="scale" style:rel-height="scale">
          <draw:image xlink:href="media/image5.png" xlink:type="simple" xlink:show="embed" xlink:actuate="onLoad"/>
          <svg:title/>
          <svg:desc>Immagine che contiene tavolo

Descrizione generata automaticamente</svg:desc>
        </draw:frame>
      </draw:page>
      <draw:page draw:name="Slide8" draw:style-name="a390" draw:master-page-name="Master1-Layout7-blank-Vuota" presentation:presentation-page-layout-name="Master1-PPL7" draw:id="Slide-263">
        <draw:frame draw:id="id68" draw:style-name="a391" draw:name="Immagine 2" svg:x="0.7037in" svg:y="0.7387in" svg:width="11.92593in" svg:height="6.02259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9" draw:style-name="a392" draw:master-page-name="Master1-Layout7-blank-Vuota" presentation:presentation-page-layout-name="Master1-PPL7" draw:id="Slide-264">
        <draw:frame draw:id="id69" draw:style-name="a393" draw:name="Immagine 2" svg:x="0.7037in" svg:y="0.70889in" svg:width="11.92593in" svg:height="6.08222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0" draw:style-name="a394" draw:master-page-name="Master1-Layout7-blank-Vuota" presentation:presentation-page-layout-name="Master1-PPL7" draw:id="Slide-265">
        <draw:frame draw:id="id70" draw:style-name="a395" draw:name="Immagine 2" svg:x="0.7037in" svg:y="0.7387in" svg:width="11.92593in" svg:height="6.02259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2" draw:style-name="a396" draw:master-page-name="Master1-Layout7-blank-Vuota" presentation:presentation-page-layout-name="Master1-PPL7" draw:id="Slide-267">
        <draw:frame draw:id="id71" draw:style-name="a397" draw:name="Immagine 2" svg:x="0.7037in" svg:y="0.7387in" svg:width="11.92593in" svg:height="6.02259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1" draw:style-name="a398" draw:master-page-name="Master1-Layout7-blank-Vuota" presentation:presentation-page-layout-name="Master1-PPL7" draw:id="Slide-266">
        <draw:frame draw:id="id72" draw:style-name="a399" draw:name="Immagine 3" svg:x="0.7037in" svg:y="0.7387in" svg:width="11.92593in" svg:height="6.02259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3" draw:style-name="a400" draw:master-page-name="Master1-Layout7-blank-Vuota" presentation:presentation-page-layout-name="Master1-PPL7" draw:id="Slide-268">
        <draw:frame draw:id="id73" draw:style-name="a401" draw:name="Immagine 2" svg:x="0.7037in" svg:y="0.7387in" svg:width="11.92593in" svg:height="6.02259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4" draw:style-name="a402" draw:master-page-name="Master1-Layout7-blank-Vuota" presentation:presentation-page-layout-name="Master1-PPL7" draw:id="Slide-269">
        <draw:frame draw:id="id74" draw:style-name="a403" draw:name="Immagine 2" svg:x="0.7037in" svg:y="0.7387in" svg:width="11.92593in" svg:height="6.02259in" style:rel-width="scale" style:rel-height="scale">
          <draw:image xlink:href="media/image12.png" xlink:type="simple" xlink:show="embed" xlink:actuate="onLoad"/>
          <svg:title/>
          <svg:desc>Immagine che contiene tavolo

Descrizione generata automaticamente</svg:desc>
        </draw:frame>
      </draw:page>
      <draw:page draw:name="Slide15" draw:style-name="a404" draw:master-page-name="Master1-Layout7-blank-Vuota" presentation:presentation-page-layout-name="Master1-PPL7" draw:id="Slide-270">
        <draw:frame draw:id="id75" draw:style-name="a405" draw:name="Immagine 2" svg:x="0.7037in" svg:y="0.7387in" svg:width="11.92593in" svg:height="6.02259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6" draw:style-name="a406" draw:master-page-name="Master1-Layout7-blank-Vuota" presentation:presentation-page-layout-name="Master1-PPL7" draw:id="Slide-271">
        <draw:frame draw:id="id76" draw:style-name="a407" draw:name="Immagine 2" svg:x="0.7037in" svg:y="0.70889in" svg:width="11.92593in" svg:height="6.08222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17" draw:style-name="a408" draw:master-page-name="Master1-Layout7-blank-Vuota" presentation:presentation-page-layout-name="Master1-PPL7" draw:id="Slide-272">
        <draw:frame draw:id="id77" draw:style-name="a409" draw:name="Immagine 2" svg:x="0.7037in" svg:y="0.7387in" svg:width="11.92593in" svg:height="6.02259in" style:rel-width="scale" style:rel-height="scale">
          <draw:image xlink:href="media/image1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4" draw:name="Segnaposto tito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Fare clic per modificare lo stile del titolo</text:span><text:span text:style-name="a2" text:class-names=""/></text:p>
        </draw:text-box>
        <svg:title/>
        <svg:desc/>
      </draw:frame>
      <draw:frame draw:id="id1" presentation:style-name="a21" draw:name="Segnaposto tes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are clic per modificare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livello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Segnaposto dat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30.07.2012</text:date></text:span><text:span text:style-name="a24" text:class-names=""/></text:p>
        </draw:text-box>
        <svg:title/>
        <svg:desc/>
      </draw:frame>
      <draw:frame draw:id="id3" presentation:style-name="a29" draw:name="Segnaposto piè di pa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egnaposto numero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›</text:page-number></text:span><text:span text:style-name="a31" text:class-names=""/></text:p>
        </draw:text-box>
        <svg:title/>
        <svg:desc/>
      </draw:frame>
    </style:master-page>
    <style:master-page style:name="Master1-Layout1-title-Diapositiva-titolo" style:page-layout-name="pageLayout1" draw:style-name="a34">
      <draw:frame draw:id="id5" presentation:style-name="a38" draw:name="Tito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Fare clic per modificare lo stile del titolo</text:span><text:span text:style-name="a36" text:class-names=""/></text:p>
        </draw:text-box>
        <svg:title/>
        <svg:desc/>
      </draw:frame>
      <draw:frame draw:id="id6" presentation:style-name="a42" draw:name="Sottotito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Fare clic per modificare lo stile del sottotitolo dello schema</text:span><text:span text:style-name="a40" text:class-names=""/></text:p>
        </draw:text-box>
        <svg:title/>
        <svg:desc/>
      </draw:frame>
      <draw:frame draw:id="id7" presentation:style-name="a47" draw:name="Segnaposto dat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30.07.2012</text:date></text:span><text:span text:style-name="a45" text:class-names=""/></text:p>
        </draw:text-box>
        <svg:title/>
        <svg:desc/>
      </draw:frame>
      <draw:frame draw:id="id8" presentation:style-name="a50" draw:name="Segnaposto piè di pa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egnaposto numero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›</text:page-number></text:span><text:span text:style-name="a52" text:class-names=""/></text:p>
        </draw:text-box>
        <svg:title/>
        <svg:desc/>
      </draw:frame>
    </style:master-page>
    <style:master-page style:name="Master1-Layout2-obj-Titolo-e-contenuto" style:page-layout-name="pageLayout1" draw:style-name="a55">
      <draw:frame draw:id="id10" presentation:style-name="a59" draw:name="Tito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Fare clic per modificare lo stile del titolo</text:span><text:span text:style-name="a57" text:class-names=""/></text:p>
        </draw:text-box>
        <svg:title/>
        <svg:desc/>
      </draw:frame>
      <draw:frame draw:id="id11" presentation:style-name="a76" draw:name="Segnaposto contenut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Fare clic per modificare stili del testo dello schema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o livello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livello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Segnaposto dat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30.07.2012</text:date></text:span><text:span text:style-name="a79" text:class-names=""/></text:p>
        </draw:text-box>
        <svg:title/>
        <svg:desc/>
      </draw:frame>
      <draw:frame draw:id="id13" presentation:style-name="a84" draw:name="Segnaposto piè di pa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egnaposto numero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›</text:page-number></text:span><text:span text:style-name="a86" text:class-names=""/></text:p>
        </draw:text-box>
        <svg:title/>
        <svg:desc/>
      </draw:frame>
    </style:master-page>
    <style:master-page style:name="Master1-Layout3-secHead-Intestazione-sezione" style:page-layout-name="pageLayout1" draw:style-name="a89">
      <draw:frame draw:id="id15" presentation:style-name="a93" draw:name="Tito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Fare clic per modificare lo stile del titolo</text:span><text:span text:style-name="a91" text:class-names=""/></text:p>
        </draw:text-box>
        <svg:title/>
        <svg:desc/>
      </draw:frame>
      <draw:frame draw:id="id16" presentation:style-name="a97" draw:name="Segnaposto tes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Fare clic per modificare stili del testo dello schema</text:span></text:p>
            </text:list-item>
          </text:list>
        </draw:text-box>
        <svg:title/>
        <svg:desc/>
      </draw:frame>
      <draw:frame draw:id="id17" presentation:style-name="a102" draw:name="Segnaposto dat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30.07.2012</text:date></text:span><text:span text:style-name="a100" text:class-names=""/></text:p>
        </draw:text-box>
        <svg:title/>
        <svg:desc/>
      </draw:frame>
      <draw:frame draw:id="id18" presentation:style-name="a105" draw:name="Segnaposto piè di pa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egnaposto numero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›</text:page-number></text:span><text:span text:style-name="a107" text:class-names=""/></text:p>
        </draw:text-box>
        <svg:title/>
        <svg:desc/>
      </draw:frame>
    </style:master-page>
    <style:master-page style:name="Master1-Layout4-twoObj-Due-contenuti" style:page-layout-name="pageLayout1" draw:style-name="a110">
      <draw:frame draw:id="id20" presentation:style-name="a114" draw:name="Tito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Fare clic per modificare lo stile del titolo</text:span><text:span text:style-name="a112" text:class-names=""/></text:p>
        </draw:text-box>
        <svg:title/>
        <svg:desc/>
      </draw:frame>
      <draw:frame draw:id="id21" presentation:style-name="a131" draw:name="Segnaposto contenut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are clic per modificare stili del testo dello schema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o livello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livello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Segnaposto contenut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Fare clic per modificare stili del testo dello schema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o livello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livello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Segnaposto dat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30.07.2012</text:date></text:span><text:span text:style-name="a151" text:class-names=""/></text:p>
        </draw:text-box>
        <svg:title/>
        <svg:desc/>
      </draw:frame>
      <draw:frame draw:id="id24" presentation:style-name="a156" draw:name="Segnaposto piè di pa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egnaposto numero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›</text:page-number></text:span><text:span text:style-name="a158" text:class-names=""/></text:p>
        </draw:text-box>
        <svg:title/>
        <svg:desc/>
      </draw:frame>
    </style:master-page>
    <style:master-page style:name="Master1-Layout5-twoTxTwoObj-Confronto" style:page-layout-name="pageLayout1" draw:style-name="a161">
      <draw:frame draw:id="id26" presentation:style-name="a165" draw:name="Tito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Fare clic per modificare lo stile del titolo</text:span><text:span text:style-name="a163" text:class-names=""/></text:p>
        </draw:text-box>
        <svg:title/>
        <svg:desc/>
      </draw:frame>
      <draw:frame draw:id="id27" presentation:style-name="a169" draw:name="Segnaposto tes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Fare clic per modificare stili del testo dello schema</text:span></text:p>
            </text:list-item>
          </text:list>
        </draw:text-box>
        <svg:title/>
        <svg:desc/>
      </draw:frame>
      <draw:frame draw:id="id28" presentation:style-name="a186" draw:name="Segnaposto contenut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Fare clic per modificare stili del testo dello schema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o livello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livello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Segnaposto tes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Fare clic per modificare stili del testo dello schema</text:span></text:p>
            </text:list-item>
          </text:list>
        </draw:text-box>
        <svg:title/>
        <svg:desc/>
      </draw:frame>
      <draw:frame draw:id="id30" presentation:style-name="a207" draw:name="Segnaposto contenut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Fare clic per modificare stili del testo dello schema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o livello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livello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Segnaposto dat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30.07.2012</text:date></text:span><text:span text:style-name="a210" text:class-names=""/></text:p>
        </draw:text-box>
        <svg:title/>
        <svg:desc/>
      </draw:frame>
      <draw:frame draw:id="id32" presentation:style-name="a215" draw:name="Segnaposto piè di pa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egnaposto numero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›</text:page-number></text:span><text:span text:style-name="a217" text:class-names=""/></text:p>
        </draw:text-box>
        <svg:title/>
        <svg:desc/>
      </draw:frame>
    </style:master-page>
    <style:master-page style:name="Master1-Layout6-titleOnly-Solo-titolo" style:page-layout-name="pageLayout1" draw:style-name="a220">
      <draw:frame draw:id="id34" presentation:style-name="a224" draw:name="Tito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Fare clic per modificare lo stile del titolo</text:span><text:span text:style-name="a222" text:class-names=""/></text:p>
        </draw:text-box>
        <svg:title/>
        <svg:desc/>
      </draw:frame>
      <draw:frame draw:id="id35" presentation:style-name="a229" draw:name="Segnaposto dat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30.07.2012</text:date></text:span><text:span text:style-name="a227" text:class-names=""/></text:p>
        </draw:text-box>
        <svg:title/>
        <svg:desc/>
      </draw:frame>
      <draw:frame draw:id="id36" presentation:style-name="a232" draw:name="Segnaposto piè di pa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egnaposto numero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›</text:page-number></text:span><text:span text:style-name="a234" text:class-names=""/></text:p>
        </draw:text-box>
        <svg:title/>
        <svg:desc/>
      </draw:frame>
    </style:master-page>
    <style:master-page style:name="Master1-Layout7-blank-Vuota" style:page-layout-name="pageLayout1" draw:style-name="a237">
      <draw:frame draw:id="id38" presentation:style-name="a242" draw:name="Segnaposto dat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30.07.2012</text:date></text:span><text:span text:style-name="a240" text:class-names=""/></text:p>
        </draw:text-box>
        <svg:title/>
        <svg:desc/>
      </draw:frame>
      <draw:frame draw:id="id39" presentation:style-name="a245" draw:name="Segnaposto piè di pa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egnaposto numero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›</text:page-number></text:span><text:span text:style-name="a247" text:class-names=""/></text:p>
        </draw:text-box>
        <svg:title/>
        <svg:desc/>
      </draw:frame>
    </style:master-page>
    <style:master-page style:name="Master1-Layout8-objTx-Contenuto-con-didascalia" style:page-layout-name="pageLayout1" draw:style-name="a250">
      <draw:frame draw:id="id41" presentation:style-name="a254" draw:name="Tito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Fare clic per modificare lo stile del titolo</text:span><text:span text:style-name="a252" text:class-names=""/></text:p>
        </draw:text-box>
        <svg:title/>
        <svg:desc/>
      </draw:frame>
      <draw:frame draw:id="id42" presentation:style-name="a271" draw:name="Segnaposto contenut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Fare clic per modificare stili del testo dello schema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o livello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livello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Segnaposto tes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Fare clic per modificare stili del testo dello schema</text:span></text:p>
            </text:list-item>
          </text:list>
        </draw:text-box>
        <svg:title/>
        <svg:desc/>
      </draw:frame>
      <draw:frame draw:id="id44" presentation:style-name="a280" draw:name="Segnaposto dat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30.07.2012</text:date></text:span><text:span text:style-name="a278" text:class-names=""/></text:p>
        </draw:text-box>
        <svg:title/>
        <svg:desc/>
      </draw:frame>
      <draw:frame draw:id="id45" presentation:style-name="a283" draw:name="Segnaposto piè di pa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egnaposto numero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›</text:page-number></text:span><text:span text:style-name="a285" text:class-names=""/></text:p>
        </draw:text-box>
        <svg:title/>
        <svg:desc/>
      </draw:frame>
    </style:master-page>
    <style:master-page style:name="Master1-Layout9-picTx-Immagine-con-didascalia" style:page-layout-name="pageLayout1" draw:style-name="a288">
      <draw:frame draw:id="id47" presentation:style-name="a292" draw:name="Tito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Fare clic per modificare lo stile del titolo</text:span><text:span text:style-name="a290" text:class-names=""/></text:p>
        </draw:text-box>
        <svg:title/>
        <svg:desc/>
      </draw:frame>
      <draw:frame draw:id="id48" presentation:style-name="a295" draw:name="Segnaposto immagine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Segnaposto tes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Fare clic per modificare stili del testo dello schema</text:span></text:p>
            </text:list-item>
          </text:list>
        </draw:text-box>
        <svg:title/>
        <svg:desc/>
      </draw:frame>
      <draw:frame draw:id="id50" presentation:style-name="a304" draw:name="Segnaposto dat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30.07.2012</text:date></text:span><text:span text:style-name="a302" text:class-names=""/></text:p>
        </draw:text-box>
        <svg:title/>
        <svg:desc/>
      </draw:frame>
      <draw:frame draw:id="id51" presentation:style-name="a307" draw:name="Segnaposto piè di pa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egnaposto numero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›</text:page-number></text:span><text:span text:style-name="a309" text:class-names=""/></text:p>
        </draw:text-box>
        <svg:title/>
        <svg:desc/>
      </draw:frame>
    </style:master-page>
    <style:master-page style:name="Master1-Layout10-vertTx-Titolo-e-testo-verticale" style:page-layout-name="pageLayout1" draw:style-name="a312">
      <draw:frame draw:id="id53" presentation:style-name="a316" draw:name="Tito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Fare clic per modificare lo stile del titolo</text:span><text:span text:style-name="a314" text:class-names=""/></text:p>
        </draw:text-box>
        <svg:title/>
        <svg:desc/>
      </draw:frame>
      <draw:frame draw:id="id54" presentation:style-name="a333" draw:name="Segnaposto testo verticale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Fare clic per modificare stili del testo dello schema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o livello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livello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Segnaposto dat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30.07.2012</text:date></text:span><text:span text:style-name="a336" text:class-names=""/></text:p>
        </draw:text-box>
        <svg:title/>
        <svg:desc/>
      </draw:frame>
      <draw:frame draw:id="id56" presentation:style-name="a341" draw:name="Segnaposto piè di pa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egnaposto numero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›</text:page-number></text:span><text:span text:style-name="a343" text:class-names=""/></text:p>
        </draw:text-box>
        <svg:title/>
        <svg:desc/>
      </draw:frame>
    </style:master-page>
    <style:master-page style:name="Master1-Layout11-vertTitleAndTx-Titolo-e-testo-verticale" style:page-layout-name="pageLayout1" draw:style-name="a346">
      <draw:frame draw:id="id58" presentation:style-name="a350" draw:name="Titolo vertica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Fare clic per modificare lo stile del titolo</text:span><text:span text:style-name="a348" text:class-names=""/></text:p>
        </draw:text-box>
        <svg:title/>
        <svg:desc/>
      </draw:frame>
      <draw:frame draw:id="id59" presentation:style-name="a367" draw:name="Segnaposto testo verticale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Fare clic per modificare stili del testo dello schema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o livello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livello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Segnaposto dat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30.07.2012</text:date></text:span><text:span text:style-name="a370" text:class-names=""/></text:p>
        </draw:text-box>
        <svg:title/>
        <svg:desc/>
      </draw:frame>
      <draw:frame draw:id="id61" presentation:style-name="a375" draw:name="Segnaposto piè di pa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egnaposto numero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sentazione standard di PowerPoint</dc:title>
    <meta:initial-creator/>
    <dc:creator/>
    <meta:creation-date>2022-03-01T14:34:04Z</meta:creation-date>
    <dc:date>2022-03-01T14:56:29Z</dc:date>
    <meta:editing-cycles>87</meta:editing-cycles>
    <meta:editing-duration>PT0S</meta:editing-duration>
    <meta:document-statistic meta:paragraph-count="0" meta:word-count="0"/>
  </office:meta>
</office:document-meta>
</file>